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normal" style:font-weight-asian="normal" style:font-weight-complex="normal"/>
    </style:style>
    <style:style style:name="P3"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4"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font-weight="normal" style:font-weight-asian="normal" style:font-weight-complex="normal"/>
    </style:style>
    <style:style style:name="P6"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7"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fo:font-weight="bold" style:font-weight-asian="bold" style:font-weight-complex="bold"/>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Default_20_Text">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fo:font-weight="normal" style:font-weight-asian="normal" style:font-weight-complex="normal"/>
    </style:style>
    <style:style style:name="P15" style:family="paragraph" style:parent-style-name="Standard">
      <style:paragraph-properties fo:margin-left="0.5in" fo:margin-right="0in" fo:text-indent="0in" style:auto-text-indent="false"/>
      <style:text-properties fo:font-weight="bold" style:font-weight-asian="bold" style:font-weight-complex="bold"/>
    </style:style>
    <style:style style:name="P16" style:family="paragraph" style:parent-style-name="Standard">
      <style:paragraph-properties fo:margin-left="0.5in" fo:margin-right="0in" fo:text-indent="0in" style:auto-text-indent="false"/>
      <style:text-properties fo:color="#000000" fo:font-weight="normal" style:font-weight-asian="normal" style:font-weight-complex="normal"/>
    </style:style>
    <style:style style:name="P17" style:family="paragraph" style:parent-style-name="Standard">
      <style:paragraph-properties fo:margin-left="0.5in" fo:margin-right="0in" fo:text-indent="0in" style:auto-text-indent="false"/>
      <style:text-properties fo:color="#000000" fo:font-weight="bold" style:font-weight-asian="bold" style:font-weight-complex="bold"/>
    </style:style>
    <style:style style:name="P18" style:family="paragraph" style:parent-style-name="Standard">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Standard">
      <style:paragraph-properties fo:margin-left="0.5in" fo:margin-right="0in" fo:text-indent="0in" style:auto-text-indent="false"/>
      <style:text-properties style:font-name="Times New Roman" fo:font-size="12pt" fo:font-style="normal" style:font-name-asian="BookMaster-Italic" style:font-size-asian="12pt" style:font-style-asian="normal" style:font-name-complex="BookMaster-Italic" style:font-size-complex="12pt" style:font-style-complex="normal"/>
    </style:style>
    <style:style style:name="P20" style:family="paragraph" style:parent-style-name="Standard">
      <style:paragraph-properties fo:margin-left="1in" fo:margin-right="0in" fo:text-indent="0in" style:auto-text-indent="false"/>
    </style:style>
    <style:style style:name="P21" style:family="paragraph" style:parent-style-name="Standard">
      <style:paragraph-properties fo:margin-left="1in" fo:margin-right="0in" fo:text-indent="0in" style:auto-text-indent="false"/>
      <style:text-properties fo:font-weight="normal" style:font-weight-asian="normal" style:font-weight-complex="normal"/>
    </style:style>
    <style:style style:name="P22" style:family="paragraph" style:parent-style-name="Standard">
      <style:paragraph-properties fo:margin-left="1in" fo:margin-right="0in" fo:text-indent="0in" style:auto-text-indent="false"/>
      <style:text-properties fo:font-weight="bold" style:font-weight-asian="bold" style:font-weight-complex="bold"/>
    </style:style>
    <style:style style:name="P23" style:family="paragraph" style:parent-style-name="Standard">
      <style:paragraph-properties fo:margin-left="1in" fo:margin-right="0in" fo:text-indent="0in" style:auto-text-indent="false"/>
      <style:text-properties fo:color="#000000" fo:font-weight="normal" style:font-weight-asian="normal" style:font-weight-complex="normal"/>
    </style:style>
    <style:style style:name="P24" style:family="paragraph" style:parent-style-name="Standard">
      <style:paragraph-properties fo:margin-left="1in" fo:margin-right="0in" fo:text-indent="0in" style:auto-text-indent="false"/>
      <style:text-properties fo:color="#000000" fo:font-style="normal" fo:font-weight="normal" style:font-style-asian="normal" style:font-weight-asian="normal" style:font-style-complex="normal" style:font-weight-complex="normal"/>
    </style:style>
    <style:style style:name="P25" style:family="paragraph" style:parent-style-name="Standard">
      <style:paragraph-properties fo:margin-left="1in" fo:margin-right="0in" fo:text-indent="0in" style:auto-text-indent="false"/>
      <style:text-properties fo:color="#000000" fo:font-style="normal" fo:font-weight="bold" style:font-style-asian="normal" style:font-weight-asian="bold" style:font-style-complex="normal" style:font-weight-complex="bold"/>
    </style:style>
    <style:style style:name="P26" style:family="paragraph" style:parent-style-name="Standard">
      <style:paragraph-properties fo:margin-left="1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27" style:family="paragraph" style:parent-style-name="Standard">
      <style:paragraph-properties fo:margin-left="1.5in" fo:margin-right="0in" fo:text-indent="0in" style:auto-text-indent="false"/>
      <style:text-properties fo:color="#000000" fo:font-weight="bold" style:font-weight-asian="bold" style:font-weight-complex="bold"/>
    </style:style>
    <style:style style:name="P28" style:family="paragraph" style:parent-style-name="Standard">
      <style:paragraph-properties fo:margin-left="1.5in" fo:margin-right="0in" fo:text-indent="0in" style:auto-text-indent="false"/>
      <style:text-properties fo:color="#000000" fo:font-style="normal" fo:font-weight="normal" style:font-style-asian="normal" style:font-weight-asian="normal" style:font-style-complex="normal" style:font-weight-complex="normal"/>
    </style:style>
    <style:style style:name="P2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0" style:family="paragraph" style:parent-style-name="Contents_20_2">
      <style:paragraph-properties>
        <style:tab-stops>
          <style:tab-stop style:position="5.5252in" style:type="right" style:leader-style="dotted" style:leader-text="."/>
        </style:tab-stops>
      </style:paragraph-properties>
    </style:style>
    <style:style style:name="P31" style:family="paragraph" style:parent-style-name="Text_20_body" style:list-style-name="L14"/>
    <style:style style:name="P32"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33" style:family="paragraph" style:parent-style-name="Standard" style:list-style-name="L2"/>
    <style:style style:name="P34" style:family="paragraph" style:parent-style-name="Standard" style:list-style-name="L2">
      <style:text-properties fo:font-weight="normal" style:font-weight-asian="normal" style:font-weight-complex="normal"/>
    </style:style>
    <style:style style:name="P35" style:family="paragraph" style:parent-style-name="Standard" style:list-style-name="L2">
      <style:text-properties fo:color="#000000" fo:font-weight="normal" style:font-weight-asian="normal" style:font-weight-complex="normal"/>
    </style:style>
    <style:style style:name="P36" style:family="paragraph" style:parent-style-name="Standard" style:list-style-name="L6">
      <style:text-properties fo:color="#000000" fo:font-weight="normal" style:font-weight-asian="normal" style:font-weight-complex="normal"/>
    </style:style>
    <style:style style:name="P37" style:family="paragraph" style:parent-style-name="Standard" style:list-style-name="L7">
      <style:text-properties fo:color="#000000" fo:font-weight="normal" style:font-weight-asian="normal" style:font-weight-complex="normal"/>
    </style:style>
    <style:style style:name="P38" style:family="paragraph" style:parent-style-name="Standard" style:list-style-name="L2">
      <style:text-properties fo:color="#000000" style:text-underline-style="none" fo:font-weight="normal" style:font-weight-asian="normal" style:font-weight-complex="normal"/>
    </style:style>
    <style:style style:name="P39"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0"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1"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42"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43" style:family="paragraph" style:parent-style-name="Standard" style:list-style-name="L5">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1">
      <style:paragraph-properties fo:margin-left="0in" fo:margin-right="0in" fo:text-indent="0in" style:auto-text-indent="false"/>
    </style:style>
    <style:style style:name="P47" style:family="paragraph" style:parent-style-name="Standard" style:list-style-name="L1">
      <style:paragraph-properties fo:margin-left="0in" fo:margin-right="0in" fo:margin-top="0.1in" fo:margin-bottom="0in" fo:text-indent="0in" style:auto-text-indent="false"/>
    </style:style>
    <style:style style:name="P48" style:family="paragraph" style:parent-style-name="Standard">
      <style:paragraph-properties fo:margin-left="1in" fo:margin-right="0in" fo:text-indent="0in" style:auto-text-indent="false"/>
      <style:text-properties fo:color="#000000" fo:font-style="normal" fo:font-weight="normal" style:font-style-asian="normal" style:font-weight-asian="normal" style:font-style-complex="normal" style:font-weight-complex="normal"/>
    </style:style>
    <style:style style:name="P49" style:family="paragraph" style:parent-style-name="Standard">
      <style:paragraph-properties fo:margin-left="1in" fo:margin-right="0in" fo:text-indent="0in" style:auto-text-indent="false"/>
      <style:text-properties fo:color="#000000" fo:font-style="normal" fo:font-weight="bold" style:font-style-asian="normal" style:font-weight-asian="bold" style:font-style-complex="normal" style:font-weight-complex="bold"/>
    </style:style>
    <style:style style:name="P50" style:family="paragraph" style:parent-style-name="Standard">
      <style:paragraph-properties fo:margin-left="1in" fo:margin-right="0in" fo:text-indent="0in" style:auto-text-indent="false"/>
      <style:text-properties fo:font-weight="bold" style:font-weight-asian="bold" style:font-weight-complex="bold"/>
    </style:style>
    <style:style style:name="P51" style:family="paragraph" style:parent-style-name="List_20_Number">
      <style:text-properties fo:color="#000000" fo:font-style="italic" style:text-underline-style="none" fo:font-weight="bold" style:font-style-asian="italic" style:font-weight-asian="bold" style:font-style-complex="italic" style:font-weight-complex="bold"/>
    </style:style>
    <style:style style:name="P52" style:family="paragraph" style:parent-style-name="Heading_20_1">
      <style:text-properties style:font-name="Times New Roman"/>
    </style:style>
    <style:style style:name="P53" style:family="paragraph" style:parent-style-name="Heading_20_1">
      <style:text-properties fo:color="#000000" fo:font-weight="bold" style:font-weight-asian="bold" style:font-weight-complex="bold"/>
    </style:style>
    <style:style style:name="P54" style:family="paragraph" style:parent-style-name="Default_20_Text" style:list-style-name="L9"/>
    <style:style style:name="P55" style:family="paragraph" style:parent-style-name="Default_20_Text" style:list-style-name="L10"/>
    <style:style style:name="P56" style:family="paragraph" style:parent-style-name="Default_20_Text" style:list-style-name="L11">
      <style:paragraph-properties fo:margin-left="0.5in" fo:margin-right="0in" fo:text-indent="0in" style:auto-text-indent="false"/>
    </style:style>
    <style:style style:name="P57" style:family="paragraph" style:parent-style-name="Default_20_Text" style:list-style-name="L11">
      <style:paragraph-properties fo:margin-left="0.5in" fo:margin-right="0in" fo:text-indent="0in" style:auto-text-indent="false"/>
      <style:text-properties fo:color="#000000" fo:font-weight="normal" style:font-weight-asian="normal" style:font-weight-complex="normal"/>
    </style:style>
    <style:style style:name="P58" style:family="paragraph" style:parent-style-name="Default_20_Text" style:list-style-name="L12">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9" style:family="paragraph" style:parent-style-name="Default_20_Text" style:list-style-name="L13">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fo:font-style="italic" fo:font-weight="bold" style:font-style-asian="italic" style:font-weight-asian="bold" style:font-style-complex="italic" style:font-weight-complex="bold"/>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weight="bold" style:font-weight-asian="bold" style:font-weight-complex="bold"/>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000000" fo:font-style="normal" style:font-style-asian="normal" style:font-style-complex="normal"/>
    </style:style>
    <style:style style:name="T10" style:family="text">
      <style:text-properties fo:color="#000000" fo:font-weight="normal" style:font-weight-asian="normal" style:font-weight-complex="normal"/>
    </style:style>
    <style:style style:name="T11" style:family="text">
      <style:text-properties fo:color="#000000" style:font-name="Times New Roman" fo:font-size="12pt" fo:language="en" fo:country="US" fo:font-style="normal" fo:font-weight="normal" style:language-asian="en" style:country-asian="US" style:font-style-asian="normal" style:font-weight-asian="normal" style:font-size-complex="12pt" style:font-style-complex="normal" style:font-weight-complex="normal"/>
    </style:style>
    <style:style style:name="T12" style:family="text">
      <style:text-properties fo:color="#000000" style:font-name="Times New Roman" fo:font-size="12pt" fo:language="en" fo:country="US" fo:font-style="normal" fo:font-weight="bold" style:language-asian="en" style:country-asian="US" style:font-style-asian="normal" style:font-weight-asian="bold" style:font-size-complex="12pt" style:font-style-complex="normal" style:font-weight-complex="bold"/>
    </style:style>
    <style:style style:name="T13" style:family="text">
      <style:text-properties fo:color="#000000" style:font-name="Times New Roman" fo:font-size="12pt" fo:language="en" fo:country="US" fo:font-style="normal" style:text-underline-style="none" fo:font-weight="normal" style:language-asian="en" style:country-asian="US" style:font-weight-asian="normal" style:font-size-complex="12pt" style:font-weight-complex="normal"/>
    </style:style>
    <style:style style:name="T14" style:family="text">
      <style:text-properties fo:color="#000000" style:text-underline-style="none" fo:font-weight="normal" style:font-weight-asian="normal" style:font-weight-complex="normal"/>
    </style:style>
    <style:style style:name="T15" style:family="text">
      <style:text-properties fo:color="#000000" style:text-underline-style="none" fo:font-weight="bold" style:font-weight-asian="bold" style:font-weight-complex="bold"/>
    </style:style>
    <style:style style:name="T16" style:family="text">
      <style:text-properties fo:color="#000000" fo:font-size="12pt" style:font-size-asian="12pt"/>
    </style:style>
    <style:style style:name="T17" style:family="text">
      <style:text-properties style:font-name="Times New Roman" fo:font-size="12pt" fo:language="en" fo:country="US" fo:font-style="normal" fo:font-weight="normal" style:language-asian="en" style:country-asian="US" style:font-size-complex="12pt"/>
    </style:style>
    <style:style style:name="T18" style:family="text">
      <style:text-properties style:font-name="Times New Roman" fo:font-size="12pt" fo:language="en" fo:country="US" fo:font-style="normal" fo:font-weight="bold" style:language-asian="en" style:country-asian="US" style:font-weight-asian="bold" style:font-size-complex="12pt" style:font-weight-complex="bold"/>
    </style:style>
    <style:style style:name="T19" style:family="text">
      <style:text-properties style:font-name="Cordia New"/>
    </style:style>
    <style:style style:name="T20" style:family="text">
      <style:text-properties style:font-name="Courier New1" fo:font-size="11pt" style:font-size-asian="11pt" style:font-size-complex="11pt"/>
    </style:style>
    <style:style style:name="T21" style:family="text">
      <style:text-properties fo:color="#000080" style:font-name="Times New Roman" fo:font-size="12pt" fo:language="zxx" fo:country="none" fo:font-style="normal" style:text-underline-style="solid" style:text-underline-width="auto" style:text-underline-color="font-color" fo:font-weight="normal" style:language-asian="en" style:country-asian="US" style:font-weight-asian="normal" style:font-size-complex="12pt" style:font-weight-complex="normal"/>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0">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2">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tab/><text:tab/><text:tab/><text:tab/>XCAT 2 Rolling Update Support</text:p>
      <text:p text:style-name="Body_20_Text_20_First_20_Indent"><text:tab/><text:tab/><text:tab/><text:tab/><text:date style:data-style-name="N5037" text:date-value="2010-11-17T19:57:26.59">11/17/10</text:date>, <text:time style:data-style-name="N116" text:time-value="2010-11-17T19:57:26.59">PM 07:57:27</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29"><text:a xlink:type="simple" xlink:href="#1.Overview |outline">1.0 Overview <text:tab/>1</text:a></text:p>
          <text:p text:style-name="P29"><text:a xlink:type="simple" xlink:href="#2.Prerequisites for Rolling Update Support|outline">2.0 Prerequisites for Rolling Update Support<text:tab/>2</text:a></text:p>
          <text:p text:style-name="P29"><text:a xlink:type="simple" xlink:href="#3. rollupdate Input Stanza File|outline">3.0 <text:s/>rollupdate Input Stanza File<text:tab/>2</text:a></text:p>
          <text:p text:style-name="P29"><text:a xlink:type="simple" xlink:href="#4.LoadLeveler Settings|outline">4.0 LoadLeveler Settings<text:tab/>10</text:a></text:p>
          <text:p text:style-name="P29"><text:a xlink:type="simple" xlink:href="#5.Rolling Update Process Flow|outline">5.0 Rolling Update Process Flow<text:tab/>11</text:a></text:p>
          <text:p text:style-name="P29"><text:a xlink:type="simple" xlink:href="#6.Updating xCAT|outline">6.0 Updating xCAT<text:tab/>14</text:a></text:p>
          <text:p text:style-name="P29"><text:a xlink:type="simple" xlink:href="#7.Rolling Updates in a Hierarchical Cluster|outline">7.0 Rolling Updates in a Hierarchical Cluster<text:tab/>14</text:a></text:p>
          <text:p text:style-name="P29"><text:a xlink:type="simple" xlink:href="#8.Updating IBM HPC Infrastructure Nodes|outline">8.0 Updating IBM HPC Infrastructure Nodes<text:tab/>15</text:a></text:p>
          <text:p text:style-name="P30"><text:a xlink:type="simple" xlink:href="#8.1.GPFS|outline">8.1 GPFS<text:tab/>15</text:a></text:p>
          <text:p text:style-name="P30"><text:a xlink:type="simple" xlink:href="#8.2.LoadLeveler|outline">8.2 LoadLeveler<text:tab/>16</text:a></text:p>
          <text:p text:style-name="P30"><text:a xlink:type="simple" xlink:href="#8.3.CEC Updates|outline">8.3 CEC Updates<text:tab/>16</text:a></text:p>
          <text:p text:style-name="P29"><text:a xlink:type="simple" xlink:href="#9.References|outline">9.0 References<text:tab/>17</text:a></text:p>
        </text:index-body>
      </text:table-of-content>
      <text:p text:style-name="P6"/>
      <text:h text:style-name="P52" text:outline-level="1">Overview </text:h>
      <text:p text:style-name="Text_20_body">This document provides an overview of the xCAT Rolling Update support available in xCAT 2.6 and later releases. <text:s/>This support is available in xCAT 2.5 as beta. <text:s/></text:p>
      <text:p text:style-name="Text_20_body"/>
      <text:p text:style-name="Text_20_body"/>
      <text:p text:style-name="P12">The xCAT rolling update support allows you to update the OS image on a subset of cluster nodes at a time, such that the remaining nodes in the cluster can still be running jobs. <text:s/>This process uses the Tivoli Workload Scheduler LoadLeveler to determine node availability and control the update process. <text:s/></text:p>
      <text:p text:style-name="P12">Based on input from the xCAT administrator, LoadLeveler flexible reservations are created for specific sets of nodes, and xCAT will update a set of nodes when its reservation becomes active.</text:p>
      <text:p text:style-name="P12"/>
      <text:p text:style-name="Standard">xCAT rollupdate support provides the framework to update sets of nodes in your cluster. <text:s/>Nodes to be updated can be specified in one of two ways:</text:p>
      <text:p text:style-name="Standard"/>
      <text:list xml:id="list39672835" text:style-name="L1">
        <text:list-item>
          <text:p text:style-name="P46">As a list of all nodes to be updated, and the number of nodes to be updated together in one set. <text:s/>This approach can be used for simple updates across your cluster, where there are no special interdependencies between node updates and nodes can be updated in any order as they become available. <text:s/></text:p>
        </text:list-item>
        <text:list-item>
          <text:p text:style-name="P47">As specific update groups, in which the nodes to be updated together are explicitly listed. <text:s/>This approach is for more complex updates in which you wish to have more control over which nodes are updated together, the order of node updates within a group, and which groups of nodes cannot be updated at the same time in order to maintain critical system resources.</text:p>
        </text:list-item>
      </text:list>
      <text:p text:style-name="P1"/>
      <text:p text:style-name="P1"><text:soft-page-break/>Both approaches allow you to limit the number of nodes to be updated at any one time, to provide a list of commands that can be run before the nodes in an update group are shut down (prescripts) and a list of commands that can be run after the nodes have been powered off, but before they are rebooted (outofbandcmds). <text:s/></text:p>
      <text:p text:style-name="P1"/>
      <text:p text:style-name="P1">Prescripts can be useful to notify applications that nodes will be going down, and to move critical services to backup nodes before they are shut down.</text:p>
      <text:p text:style-name="P1"/>
      <text:p text:style-name="P1">Out-of-band commands can be used to perform operations that require the nodes to be powered down, such as firmware updates. <text:s/></text:p>
      <text:p text:style-name="P14"/>
      <text:p text:style-name="P51"/>
      <text:h text:style-name="P53" text:outline-level="1">Prerequisites for Rolling Update Support</text:h>
      <text:p text:style-name="P10">The following prerequisites must be set up before running the xCAT rolling update support:</text:p>
      <text:list xml:id="list39658425" text:style-name="L2">
        <text:list-item>
          <text:p text:style-name="P34"><text:span text:style-name="T3">LoadLeveler must be installed and running on all of the cluster nodes that will be updated. <text:s/>See </text:span><text:a xlink:type="simple" xlink:href="http://sourceforge.net/apps/mediawiki/xcat/index.php?title=Setting_up_the_IBM_HPC_Stack_in_an_xCAT_Cluster">Setting up the IBM HPC Stack in an xCAT Cluster</text:a><text:span text:style-name="T3"> for information on installing and configuring LoadLeveler in an xCAT cluster. <text:s/><text:line-break/>It is possible to run updates for some nodes that are not active in LoadLeveler; however to use the full rolling update support, LL should be active. See the stanza input entries for the standard update method with </text:span><text:span text:style-name="T7">update_if_down=yes</text:span><text:span text:style-name="T3">.</text:span></text:p>
        </text:list-item>
        <text:list-item>
          <text:p text:style-name="P35">LoadLeveler must be running with the database configuration option, using xCAT's database.</text:p>
        </text:list-item>
        <text:list-item>
          <text:p text:style-name="P33"><text:span text:style-name="T10">The LoadLeveler central manager must either be the xCAT management node or be set up as an xCAT client machine. To set up a remote xCAT client, see the xCAT wiki how-to </text:span><text:a xlink:type="simple" xlink:href="http://sourceforge.net/apps/mediawiki/xcat/index.php?title=Granting_Users_xCAT_privileges">Granting Users xCAT privileges &amp; Setting up a Remote Client</text:a><text:a xlink:type="simple" xlink:href="http://sourceforge.net/apps/mediawiki/xcat/index.php?title=Granting_Users_xCAT_privileges"><text:span text:style-name="T14">. <text:s/></text:span></text:a></text:p>
        </text:list-item>
        <text:list-item>
          <text:p text:style-name="P33"><text:a xlink:type="simple" xlink:href="http://sourceforge.net/apps/mediawiki/xcat/index.php?title=Granting_Users_xCAT_privileges"><text:span text:style-name="T14">The LoadLeveler userid specified in the xCAT rollupdate input </text:span></text:a><text:a xlink:type="simple" xlink:href="http://sourceforge.net/apps/mediawiki/xcat/index.php?title=Granting_Users_xCAT_privileges"><text:span text:style-name="T15">scheduser </text:span></text:a><text:a xlink:type="simple" xlink:href="http://sourceforge.net/apps/mediawiki/xcat/index.php?title=Granting_Users_xCAT_privileges"><text:span text:style-name="T14">stanza must be authorized to run the xCAT “runrollupdate” command. <text:s/>See</text:span></text:a><text:a xlink:type="simple" xlink:href="http://sourceforge.net/apps/mediawiki/xcat/index.php?title=Granting_Users_xCAT_privileges"><text:span text:style-name="T13"> the xCAT wiki how-to </text:span></text:a><text:a xlink:type="simple" xlink:href="http://sourceforge.net/apps/mediawiki/xcat/index.php?title=Granting_Users_xCAT_privileges"><text:span text:style-name="T21">Granting Users xCAT privileges &amp; Setting up a Remote Client</text:span></text:a><text:span text:style-name="T13"> </text:span><text:a xlink:type="simple" xlink:href="http://sourceforge.net/apps/mediawiki/xcat/index.php?title=Granting_Users_xCAT_privileges"><text:span text:style-name="T14"><text:s/>for instructions on setting this up.</text:span></text:a></text:p>
        </text:list-item>
        <text:list-item>
          <text:p text:style-name="P33"><text:a xlink:type="simple" xlink:href="http://sourceforge.net/apps/mediawiki/xcat/index.php?title=Granting_Users_xCAT_privileges"><text:span text:style-name="T14">LoadLeveler settings need to be able handle flexibile reservations. <text:s/>See the chapter on </text:span></text:a><text:a xlink:type="simple" xlink:href="http://sourceforge.net/apps/mediawiki/xcat/index.php?title=Granting_Users_xCAT_privileges"><text:span text:style-name="T14"><text:reference-ref text:reference-format="text" text:ref-name="LL Settings">LoadLeveler Settings</text:reference-ref></text:span></text:a><text:a xlink:type="simple" xlink:href="http://sourceforge.net/apps/mediawiki/xcat/index.php?title=Granting_Users_xCAT_privileges"><text:span text:style-name="T14"> for a listing of additional requirements.</text:span></text:a></text:p>
        </text:list-item>
        <text:list-item>
          <text:p text:style-name="P33"><text:a xlink:type="simple" xlink:href="http://sourceforge.net/apps/mediawiki/xcat/index.php?title=Granting_Users_xCAT_privileges"><text:span text:style-name="T14">The root userid on the xCAT management node must have LOADL_ADMIN privileges.</text:span></text:a></text:p>
        </text:list-item>
        <text:list-item>
          <text:p text:style-name="P33"><text:a xlink:type="simple" xlink:href="http://sourceforge.net/apps/mediawiki/xcat/index.php?title=Granting_Users_xCAT_privileges"><text:span text:style-name="T14">You have created the new OS image that will be loaded onto the nodes and run all of the necessary xCAT commands such that when the node is rebooted, it will load your updated image.</text:span></text:a></text:p>
          <text:p text:style-name="P38"/>
        </text:list-item>
      </text:list>
      <text:p text:style-name="Standard"><text:a xlink:type="simple" xlink:href="http://sourceforge.net/apps/mediawiki/xcat/index.php?title=Granting_Users_xCAT_privileges"><text:span text:style-name="T14"/></text:a></text:p>
      <text:p text:style-name="Standard"><text:a xlink:type="simple" xlink:href="http://sourceforge.net/apps/mediawiki/xcat/index.php?title=Granting_Users_xCAT_privileges"><text:span text:style-name="T14"/></text:a></text:p>
      <text:h text:style-name="P53" text:outline-level="1"><text:bookmark-start text:name="__RefHeading__35536514"/><text:reference-mark-start text:name="stanza files"/><text:s/>rollupdate Input Stanza File<text:bookmark-end text:name="__RefHeading__35536514"/><text:reference-mark-end text:name="stanza files"/></text:h>
      <text:p text:style-name="P8"/>
      <text:p text:style-name="P10"><text:soft-page-break/>The input to the xCAT rollupdate command is a stanza file piped through STDIN. <text:s/>xCAT provides sample stanza files in:</text:p>
      <text:p text:style-name="P16">/opt/xcat/share/xcat/rollupdate</text:p>
      <text:p text:style-name="P3"/>
      <text:p text:style-name="P2"><text:span text:style-name="T3">The rolling update support provides two different methods of specifying nodes to be update: <text:s/>The </text:span><text:span text:style-name="T7">updateall</text:span><text:span text:style-name="T3"> method to update all specified nodes in any order as they become available, and the </text:span><text:span text:style-name="T7">standard</text:span><text:span text:style-name="T3"> method requiring explicit update groups </text:span><text:span text:style-name="T3">identifying nodes to be updated together. <text:s/>Different stanza keywords apply to these different methods and are noted below.</text:span></text:p>
      <text:p text:style-name="P10"/>
      <text:p text:style-name="P10">Stanza input is specified as:</text:p>
      <text:p text:style-name="P14"><text:span text:style-name="T5">keyword</text:span><text:span text:style-name="T3"> </text:span><text:span text:style-name="T7">=</text:span><text:span text:style-name="T3"> </text:span><text:span text:style-name="T5">value</text:span></text:p>
      <text:p text:style-name="P3">with one keyword per line. <text:s/>Unless otherwise noted in the descriptions below, if multiple stanza <text:s/>lines are specified for the same keyword, only the FIRST entry will be <text:s/>used and all others will be ignored.</text:p>
      <text:p text:style-name="P10"/>
      <text:p text:style-name="P10">Valid keywords are:</text:p>
      <text:p text:style-name="P14"><text:span text:style-name="T7">scheduler = </text:span><text:span text:style-name="T4">scheduler</text:span></text:p>
      <text:p text:style-name="P21"><text:span text:style-name="T9">where </text:span><text:span text:style-name="T4">scheduler</text:span><text:span text:style-name="T9"> is t</text:span><text:span text:style-name="T3">he job scheduler used to submit the rolling update jobs. <text:s text:c="2"/>Currently only “loadleveler” is supported.</text:span></text:p>
      <text:p text:style-name="P23"/>
      <text:p text:style-name="P15"><text:span text:style-name="T3">scheduser = </text:span><text:span text:style-name="T6">scheduser</text:span></text:p>
      <text:p text:style-name="P22"><text:span text:style-name="T10"><text:s/>where </text:span><text:span text:style-name="T6">scheduser</text:span><text:span text:style-name="T10"> is the userid with authority to submit scheduler jobs. <text:s/>Note that LoadLeveler does not allow reservation jobs to be submitted by the root userid.</text:span></text:p>
      <text:p text:style-name="P23"/>
      <text:p text:style-name="P15"><text:span text:style-name="T3">oldfeature = </text:span><text:span text:style-name="T6">feature value</text:span></text:p>
      <text:p text:style-name="P22"><text:span text:style-name="T10"><text:s/>(optional) where </text:span><text:span text:style-name="T6">feature value </text:span><text:span text:style-name="T10"><text:s/>is an existing LoadLeveler feature value that is set for the nodes being updated. <text:s/>xCAT will remove this value from the LoadLeveler machine definition after the update has completed. <text:s/></text:span></text:p>
      <text:p text:style-name="P23"/>
      <text:p text:style-name="P15"><text:span text:style-name="T3">newfeature = </text:span><text:span text:style-name="T6">feature value</text:span></text:p>
      <text:p text:style-name="P22"><text:span text:style-name="T10"><text:s/>(optional) where </text:span><text:span text:style-name="T6">feature value </text:span><text:span text:style-name="T10"><text:s/>is a new LoadLeveler feature value to be set for the nodes being updated. <text:s/>xCAT will add <text:s/>this value to the LoadLeveler machine definition after the update has completed. <text:s/>This can be useful for users that wish to schedule jobs that can only be run on nodes that have been updated.</text:span></text:p>
      <text:p text:style-name="P23"/>
      <text:p text:style-name="P15"><text:span text:style-name="T3">updateall = </text:span><text:span text:style-name="T9">yes | no</text:span></text:p>
      <text:p text:style-name="P22"><text:span text:style-name="T10">Specifies whether this rolling update request is for the updateall method of specifying nodes. <text:s/>Default is </text:span><text:span text:style-name="T3">no</text:span><text:span text:style-name="T10">. <text:s/></text:span></text:p>
      <text:p text:style-name="P23">This method should be used for simple compute node <text:s/>updates that have no special dependencies on other nodes and the update order is not important. Only those nodes that are currently active in the scheduler will be updated.</text:p>
      <text:p text:style-name="P22"><text:soft-page-break/><text:span text:style-name="T10">If </text:span><text:span text:style-name="T3">updateall=yes</text:span><text:span text:style-name="T10">, the following stanza entries MUST also be specified:</text:span></text:p>
      <text:p text:style-name="P27">updateall_nodes</text:p>
      <text:p text:style-name="P27">updateall_nodecount</text:p>
      <text:p text:style-name="P27">job_template</text:p>
      <text:p text:style-name="P27">job_dir</text:p>
      <text:p text:style-name="P27"/>
      <text:p text:style-name="P15"><text:span text:style-name="T3">updateall_nodes = </text:span><text:span text:style-name="T6">xCAT nodereange</text:span></text:p>
      <text:p text:style-name="P22"><text:span text:style-name="T10">Used with </text:span><text:span text:style-name="T3">updateall=yes</text:span><text:span text:style-name="T10">. <text:s/>The <text:s/></text:span><text:span text:style-name="T6">xCAT nodereange </text:span><text:span text:style-name="T10">specifies the list of nodes that are to be included in this rolling update request (see the xCAT </text:span><text:span text:style-name="T3">noderange</text:span><text:span text:style-name="T10"> man page).. <text:s/>All nodes must be active in the job scheduler in order to be updated.</text:span></text:p>
      <text:p text:style-name="P23"/>
      <text:p text:style-name="P15"><text:span text:style-name="T3">updateall_nodecount = </text:span><text:span text:style-name="T6">numeric value</text:span></text:p>
      <text:p text:style-name="P22"><text:span text:style-name="T10">Used with updateall=yes. <text:s/>The <text:s/></text:span><text:span text:style-name="T6">numeric value </text:span><text:span text:style-name="T10">specifies the number of nodes that will be reserved at one time in the scheduler and updated together. <text:s/>The smaller the number, the more scheduler reservation jobs that will be submitted. </text:span></text:p>
      <text:p text:style-name="P23">NOTE: <text:s/>LoadLeveler performance decreases with large numbers of <text:s text:c="7"/>reservations. <text:s/>Do not set this value so low that you will exceed the maximum number of reservations allowed for your cluster or that you will degrade LL performance for your production jobs. <text:s/>You must also ensure that the LL MAX_RESERVATIONS setting is large enough to handle all the reservations that will be created.</text:p>
      <text:p text:style-name="P23"/>
      <text:p text:style-name="P15"><text:span text:style-name="T3">updategroup = </text:span><text:span text:style-name="T6">name(noderange)</text:span></text:p>
      <text:p text:style-name="P22"><text:span text:style-name="T10">For standard updates, at least one </text:span><text:span text:style-name="T3">updategroup</text:span><text:span text:style-name="T10"> or </text:span><text:span text:style-name="T3">mapgroups</text:span><text:span text:style-name="T10"> stanza must be specified. <text:s/>The </text:span><text:span text:style-name="T6">name </text:span><text:span text:style-name="T8">specifies the name to be assigned to this update group. <text:s/>The </text:span><text:span text:style-name="T6">noderange </text:span><text:span text:style-name="T10"><text:s/>is an xCAT noderange that specifies the list of nodes that will be included in this update group (see the xCAT </text:span><text:span text:style-name="T3">noderange</text:span><text:span text:style-name="T10"> man page).</text:span></text:p>
      <text:p text:style-name="P22"><text:span text:style-name="T10">Multiple </text:span><text:span text:style-name="T3">updategroup</text:span><text:span text:style-name="T10"> stanzas may be supplied, one for each group of nodes to be updated. </text:span></text:p>
      <text:p text:style-name="P23"/>
      <text:p text:style-name="P15"><text:span text:style-name="T3">mapgroups = </text:span><text:span text:style-name="T6">nodegroup range</text:span></text:p>
      <text:p text:style-name="P22"><text:span text:style-name="T10">For standard updates, at least one </text:span><text:span text:style-name="T3">updategroup</text:span><text:span text:style-name="T10"> or </text:span><text:span text:style-name="T3">mapgroups</text:span><text:span text:style-name="T10"> stanza must be specified. . <text:s/>The </text:span><text:span text:style-name="T6">nodegroup range </text:span><text:span text:style-name="T8">specifies a list or range of xCAT nodegroup names. <text:s/>This field is processed in the same way the xCAT noderange processing works for node names, except that it will generate a list of xCAT nodegroup names. <text:s/>Each nodegroup in the list will become its own update group for this rolling update request, with the update group name set to the nodegroup name.</text:span></text:p>
      <text:p text:style-name="P22"><text:span text:style-name="T10">Multiple </text:span><text:span text:style-name="T3">mapgroups</text:span><text:span text:style-name="T10"> stanzas may be supplied.</text:span></text:p>
      <text:p text:style-name="P23">For example, the following will create 10 updategroups from the 10 nodegroups named block01 to block10:</text:p>
      <text:p text:style-name="P23"><text:s text:c="4"/>mapgroups=block[01-10]</text:p>
      <text:p text:style-name="P23"><text:soft-page-break/></text:p>
      <text:p text:style-name="P15"><text:span text:style-name="T3">mutex = </text:span><text:span text:style-name="T6">updategroup,updategroup,...</text:span></text:p>
      <text:p text:style-name="P22"><text:span text:style-name="T10">(optional) Mutual exclusion for standard updates. <text:s/>The comma-delimited list of </text:span><text:span text:style-name="T6">updategroup</text:span><text:span text:style-name="T10"> names </text:span><text:span text:style-name="T8">specify which update groups are mutually exclusive and must not be <text:s/>updated at the same time in order to maintain active resources within the cluster. By default, only one updategroup listed in the entry will be updated at a time (see </text:span><text:span text:style-name="T9">mutex_count</text:span><text:span text:style-name="T8"> below to change this default).</text:span></text:p>
      <text:p text:style-name="P22"><text:span text:style-name="T8"><text:s/>You may list multiple </text:span><text:span text:style-name="T9">mutex</text:span><text:span text:style-name="T8"> stanzas to identify different sets of mutual exclusion.</text:span></text:p>
      <text:p text:style-name="P23">For example, the following states that the update processes for ns1 and for ns2 will not be allowed to run at the same time:</text:p>
      <text:p text:style-name="P23"><text:s text:c="4"/>mutex=ns1,ns2</text:p>
      <text:p text:style-name="P23"/>
      <text:p text:style-name="P15"><text:span text:style-name="T3">mutex = </text:span><text:span text:style-name="T6">updategroup range,updategroup range,...</text:span></text:p>
      <text:p text:style-name="P22"><text:span text:style-name="T8">(optional) For standard updates. <text:s/>The comma-delimited list of </text:span><text:span text:style-name="T6">updategroup ranges</text:span><text:span text:style-name="T8"> will be <text:s/>processed in the same way the xCAT noderange processing works for node names, except that it will generate a list of rolling update update group names. <text:s/>The first name in each range is paired together to make a mutual exclusion list, the second name in each range is paired together, etc.</text:span></text:p>
      <text:p text:style-name="P24">For example, the following single entry:</text:p>
      <text:p text:style-name="P24"><text:s text:c="4"/>mutex=block[1-3]a,block[1-3]b,block[1-3]c</text:p>
      <text:p text:style-name="P24">would be equivalent to specifying these three entries:</text:p>
      <text:p text:style-name="P24"><text:s text:c="4"/>mutex=block1a,block1b,block1c</text:p>
      <text:p text:style-name="P24"><text:s text:c="4"/>mutex=block2a,block2b,block2c</text:p>
      <text:p text:style-name="P24"><text:s text:c="4"/>mutex=block3a,block3b,block3c</text:p>
      <text:p text:style-name="P24"/>
      <text:p text:style-name="P15"><text:span text:style-name="T3">nodegroup_mutex = </text:span><text:span text:style-name="T6">nodegroup name</text:span></text:p>
      <text:p text:style-name="P24">(optional) For standard updates. <text:s/>Mutual exclusion for any nodes in <text:s text:c="2"/>this xCAT nodegroup. <text:s/>For each updategroup listed above, if any nodes <text:s/>in that group are a member of this xCAT nodegroup, add it to the mutex entry.</text:p>
      <text:p text:style-name="P24">For example, you specifiy:</text:p>
      <text:p text:style-name="P24"><text:s text:c="6"/>nodegroup_mutex=IOservers</text:p>
      <text:p text:style-name="P24">Where your xCAT nodegroup is defined as:</text:p>
      <text:p text:style-name="P24"><text:s text:c="6"/>IOservers=n4,n8,n12</text:p>
      <text:p text:style-name="P24">And your updategroups specified above are:</text:p>
      <text:p text:style-name="P24"><text:s text:c="6"/>updategroup=CEC1(n1-n4)</text:p>
      <text:p text:style-name="P24"><text:s text:c="6"/>updategroup=CEC2(n5-n8)</text:p>
      <text:p text:style-name="P24"><text:s text:c="6"/>updategroup=CEC3(n9-n12)</text:p>
      <text:p text:style-name="P24"><text:s text:c="6"/>updategroup=CEC4(n13-n16)</text:p>
      <text:p text:style-name="P24">The following mutex will be created:</text:p>
      <text:p text:style-name="P24"><text:s text:c="6"/>mutex=CEC1,CEC2,CEC3</text:p>
      <text:p text:style-name="P24"><text:soft-page-break/>By default, only one of these update groups will be updated at a time unless a different mutex_count is specified for this stanza (see mutex_count below).</text:p>
      <text:p text:style-name="P24"/>
      <text:p text:style-name="P24"/>
      <text:p text:style-name="P15"><text:span text:style-name="T3">nodegroup_mutex = </text:span><text:span text:style-name="T6">nodegroup name range</text:span></text:p>
      <text:p text:style-name="P24">(optional) For standard updates. <text:s/>Specify multiple nodegroup_mutex statements with a single stanza. <text:s/>The nodegroup name range is expanded to list of xCAT nodegroup names. <text:s/>This then becomes equivalent to multiple nodegroup_mutex stanzas.</text:p>
      <text:p text:style-name="P24">For example, this stanza:</text:p>
      <text:p text:style-name="P24"><text:s text:c="6"/>nodegroup_mutex=block[1-3]IO</text:p>
      <text:p text:style-name="P24">would be equivalent to:</text:p>
      <text:p text:style-name="P24"><text:s text:c="6"/>nodegroup_mutex=block1IO</text:p>
      <text:p text:style-name="P24"><text:s text:c="6"/>nodegroup_mutex=block2IO</text:p>
      <text:p text:style-name="P24"><text:s text:c="6"/>nodegroup_mutex=block3IO</text:p>
      <text:p text:style-name="P24">Which, in turn, would be evaluated to create the correct mutex statements following the nodegroup_mutex processing described above.</text:p>
      <text:p text:style-name="P24"/>
      <text:p text:style-name="P15"><text:span text:style-name="T3">mutex_count = </text:span><text:span text:style-name="T6">numeric value </text:span></text:p>
      <text:p text:style-name="P25"><text:span text:style-name="T23">(optional) where </text:span><text:span text:style-name="T2"><text:s/>numeric value </text:span><text:span text:style-name="T23"><text:s/>is the number of update groups in a mutex statement that can be run at the same time. <text:s/>For example, if you have:</text:span></text:p>
      <text:p text:style-name="P24"><text:s text:c="3"/>mutex=c1,c2,c3,c4</text:p>
      <text:p text:style-name="P24"><text:s text:c="3"/>mutex_count=3</text:p>
      <text:p text:style-name="P24">No more than 3 of the listed update groups may be processed at the same time, leaving at least one group of nodes active at all times.</text:p>
      <text:p text:style-name="P24">The mutex_count stanza ONLY applies to the previous mutex or nodegroup_mutex stanza.</text:p>
      <text:p text:style-name="P24">The default is 1.</text:p>
      <text:p text:style-name="P24"/>
      <text:p text:style-name="P15"><text:span text:style-name="T3">maxupdates = </text:span><text:span text:style-name="T6"><text:s/>numeric value </text:span><text:span text:style-name="T8">| </text:span><text:span text:style-name="T9">all</text:span></text:p>
      <text:p text:style-name="P22"><text:span text:style-name="T8"><text:s/>where </text:span><text:span text:style-name="T6"><text:s/>numeric value </text:span><text:span text:style-name="T8"><text:s/>is the maximum number of update groups that can be updated at one time (i.e. the maximum number of LoadLeveler rolling update reservations that can be active). <text:s text:c="4"/>This allows you to ensure you will always have enough computing resources in your cluster and that not all nodes will attempt to <text:s/>be updated at once.</text:span></text:p>
      <text:p text:style-name="P22"><text:span text:style-name="T8">A value of </text:span><text:span text:style-name="T9">all</text:span><text:span text:style-name="T8"> specifies that there is no restriction.</text:span></text:p>
      <text:p text:style-name="P24"/>
      <text:p text:style-name="P15"><text:span text:style-name="T3">jobtemplate = </text:span><text:span text:style-name="T6"><text:s/>filename</text:span></text:p>
      <text:p text:style-name="P22"><text:span text:style-name="T8"><text:s/>where </text:span><text:span text:style-name="T6"><text:s/>filename </text:span><text:span text:style-name="T8"><text:s/>is a filename with full directory path that identifies the scheduler job command file template to be used to submit reservations. <text:s/>See sample LoadLeveler templates in:</text:span></text:p>
      <text:p text:style-name="P28">/opt/xcat/share/xcat/rollupdate/*.tmpl</text:p>
      <text:p text:style-name="P24"><text:soft-page-break/>The following substitution values will be replaced by the xCAT rollupdate command to generate a unique job command file for each update group:</text:p>
      <text:p text:style-name="P24"/>
      <text:p text:style-name="P22"><text:span text:style-name="T9">[[NODESET]]</text:span><text:span text:style-name="T8"> - <text:s/>the update group name for this reservation</text:span></text:p>
      <text:p text:style-name="P22"><text:span text:style-name="T9">[[JOBDIR]]</text:span><text:span text:style-name="T8"> - <text:s/>the directory specified in the rollupdate input <text:s/></text:span><text:span text:style-name="T9">jobdir</text:span><text:span text:style-name="T8"> stanza</text:span></text:p>
      <text:p text:style-name="P22"><text:span text:style-name="T9">[[LLHOSTFILE]]</text:span><text:span text:style-name="T8"> – (standard method) the file generated by the xCAT rollupdate command that contains the list of LL machines in </text:span><text:span text:style-name="T8">this update group that were available at the time the command was run.</text:span></text:p>
      <text:p text:style-name="P22"><text:span text:style-name="T9">[[MUTEXRESOURCES]</text:span><text:span text:style-name="T8">] - The list of LL resources created by xCAT to handle mutual exclusion and maxupdates</text:span></text:p>
      <text:p text:style-name="P22"><text:span text:style-name="T9">[[LLCOUNT]]</text:span><text:span text:style-name="T8"> - <text:s/>(required for updateall method) used by xCAT to set the number of machines to <text:s/>reserve</text:span></text:p>
      <text:p text:style-name="P22"><text:span text:style-name="T9">[[UPDATEALLFEATURE]]</text:span><text:span text:style-name="T8"> – (required by updateall method) used by xCAT to control the rolling update</text:span></text:p>
      <text:p text:style-name="P24"/>
      <text:p text:style-name="P15"><text:span text:style-name="T3">jobdir = </text:span><text:span text:style-name="T6"><text:s/>directory</text:span></text:p>
      <text:p text:style-name="P22"><text:span text:style-name="T8"><text:s/>where </text:span><text:span text:style-name="T6"><text:s/>directory </text:span><text:span text:style-name="T8"><text:s/>is the directory to write the generated LoadLeveler job command files and other xCAT rolling update data files to. <text:s text:c="2"/>For LL, this directory needs to be on a filesystem available to all nodes.</text:span></text:p>
      <text:p text:style-name="P24"/>
      <text:p text:style-name="P15"><text:span text:style-name="T3">reservationcallback = </text:span><text:span text:style-name="T6"><text:s/>/</text:span><text:span text:style-name="T8">opt/xcat/bin/rollupdate</text:span></text:p>
      <text:p text:style-name="P24"><text:s/>INTERNAL KEYWORD used for development only. <text:s/>This is the reservation notify or callback command. <text:s/>For Loadleveler, this script must reside on the LoadLeveler central <text:s/>manager and will be called when the reservation for an updategroup <text:s/>becomes active.</text:p>
      <text:p text:style-name="P24"/>
      <text:p text:style-name="P15"><text:span text:style-name="T3">reservationduration = </text:span><text:span text:style-name="T6"><text:s/>time</text:span></text:p>
      <text:p text:style-name="P22"><text:span text:style-name="T8">where </text:span><text:span text:style-name="T6"><text:s/>time </text:span><text:span text:style-name="T8"><text:s/>is the maximum time to hold a LoadLeveler reservation for the update process. <text:s/>This value in minutes should be longer than the expected time to shutdown, update, and reboot all the nodes in an update group. <text:s/>xCAT will release the nodes from the reservation as they come back up, and will cancel the reservation when the last node has completed.</text:span></text:p>
      <text:p text:style-name="P24"/>
      <text:p text:style-name="P17">update_if_down = yes | no | cancel</text:p>
      <text:p text:style-name="P24">Specifies whether nodes that are not active in the job scheduler should be updated. <text:s/></text:p>
      <text:p text:style-name="P26">For the rollupdate updateall method, only nodes with active startd daemons can be updated. <text:s/></text:p>
      <text:list xml:id="list39683656" text:style-name="L3">
        <text:list-item>
          <text:list>
            <text:list-item>
              <text:list>
                <text:list-item>
                  <text:list>
                    <text:list-item>
                      <text:list>
                        <text:list-item>
                          <text:p text:style-name="P39"><text:span text:style-name="T17">If update_if_down is set to </text:span><text:span text:style-name="T18">cancel</text:span><text:span text:style-name="T17">, and specified nodes are not active in LoadLeveler, this update will be cancelled. <text:s/></text:span></text:p>
                        </text:list-item>
                        <text:list-item>
                          <text:p text:style-name="P39"><text:span text:style-name="T17">If update_if_down is set to </text:span><text:span text:style-name="T18">no</text:span><text:span text:style-name="T17">, any specified nodes that are not active will be skipped (the assumption is that those nodes </text:span><text:soft-page-break/><text:span text:style-name="T17">will load the new image the next time they are brought back online).</text:span></text:p>
                        </text:list-item>
                        <text:list-item>
                          <text:p text:style-name="P39"><text:span text:style-name="T17">A value of </text:span><text:span text:style-name="T18">yes</text:span><text:span text:style-name="T17"> is not supported for the updateall method.</text:span></text:p>
                        </text:list-item>
                      </text:list>
                    </text:list-item>
                  </text:list>
                </text:list-item>
              </text:list>
            </text:list-item>
          </text:list>
        </text:list-item>
      </text:list>
      <text:p text:style-name="P26">For the standard rollupdate method, only reservations for active LL nodes can be created. <text:s text:c="2"/></text:p>
      <text:list xml:id="list39682305" text:continue-numbering="true" text:style-name="L3">
        <text:list-item>
          <text:list>
            <text:list-item>
              <text:list>
                <text:list-item>
                  <text:list>
                    <text:list-item>
                      <text:list>
                        <text:list-item>
                          <text:p text:style-name="P39"><text:span text:style-name="T17">If update_if_down is set to </text:span><text:span text:style-name="T18">cancel</text:span><text:span text:style-name="T17">, and specified nodes are not active in LoadLeveler, this update group will not be processed. <text:s/></text:span></text:p>
                        </text:list-item>
                        <text:list-item>
                          <text:p text:style-name="P39"><text:span text:style-name="T17">If update_if_down is set to </text:span><text:span text:style-name="T18">no</text:span><text:span text:style-name="T17">, any specified nodes in the update_group that are not active will be skipped. <text:s/>The assumption is that those nodes will load the new image the next time they are brought back online. <text:s/></text:span></text:p>
                        </text:list-item>
                        <text:list-item>
                          <text:p text:style-name="P39"><text:span text:style-name="T11">If update_if_down is set to </text:span><text:span text:style-name="T12">yes</text:span><text:span text:style-name="T11">, a LoadLeveler reservation will only be created for the active nodes in the group, and when that reservation becomes active, all nodes in the group (both LL and non-LL) will be processed. <text:s/>This is useful for nodes that are not used for running jobs. <text:s/></text:span></text:p>
                        </text:list-item>
                      </text:list>
                    </text:list-item>
                  </text:list>
                </text:list-item>
              </text:list>
            </text:list-item>
          </text:list>
        </text:list-item>
      </text:list>
      <text:p text:style-name="P24"/>
      <text:p text:style-name="P15"><text:span text:style-name="T3">prescript <text:s/>= </text:span><text:span text:style-name="T6"><text:s/>command string</text:span></text:p>
      <text:p text:style-name="P15"><text:span text:style-name="T3">prescriptnodes = </text:span><text:span text:style-name="T6"><text:s/>noderange</text:span></text:p>
      <text:p text:style-name="P22"><text:span text:style-name="T8">(optional) where </text:span><text:span text:style-name="T6"><text:s/>command </text:span><text:span text:style-name="T8"><text:s/>is the name of a command to be run on the xCAT management node before issuing the shutdown command for the nodes in the updategroup.</text:span></text:p>
      <text:p text:style-name="P22"><text:span text:style-name="T9">prescriptnodes</text:span><text:span text:style-name="T8"> is only supported with the standard rollupdate method. <text:s/>If it is also specified, the command will only be run for the <text:s text:c="4"/>nodes being updated from the updategroup that are also included in that xCAT </text:span><text:span text:style-name="T6">noderange</text:span><text:span text:style-name="T8">. <text:s/>If </text:span><text:span text:style-name="T9">prescriptnodes</text:span><text:span text:style-name="T8"> is not specified (and for the updateall method), the command will be run for all the nodes in the updategroup.</text:span></text:p>
      <text:p text:style-name="P22"><text:span text:style-name="T8">For </text:span><text:span text:style-name="T9">prescript</text:span><text:span text:style-name="T8">, you may specify the string $NODELIST in the </text:span><text:span text:style-name="T6">command string</text:span><text:span text:style-name="T8"> if you would like the comma-delimited list of xCAT nodenames passed into your command.</text:span></text:p>
      <text:p text:style-name="P24">Prescripts can be used to run operations such as shutting down the global filesystem on all the nodes, or moving critical services to a backup server for specific nodes. </text:p>
      <text:p text:style-name="P25"><text:span text:style-name="T23">All prescripts must be executable by root.</text:span></text:p>
      <text:p text:style-name="P22"><text:span text:style-name="T8">Multiple </text:span><text:span text:style-name="T9">prescript</text:span><text:span text:style-name="T8"> entries or </text:span><text:span text:style-name="T9">prescript</text:span><text:span text:style-name="T8">/</text:span><text:span text:style-name="T9">prescriptnodes</text:span><text:span text:style-name="T8"> pairs of entries may be specified. Each command will be run in order.</text:span></text:p>
      <text:p text:style-name="P22"><text:span text:style-name="T8"/></text:p>
      <text:p text:style-name="P24"/>
      <text:p text:style-name="P17">skipshutdown = yes | no </text:p>
      <text:p text:style-name="P24">Specifies whether sending a shutdown command to the nodes should be skipped. <text:s/>This should only be set to “yes” for updates to stateful nodes that are using prescripts to apply updates to the nodes. <text:s/>No power down or reboot operation will be done, and no out-of-band scripts will be run. <text:s/>The bringupstatus/bringupappstatus values will be <text:soft-page-break/>checked to determine when the update is complete after prescripts have run. <text:s/>Once the status is reached, the nodes will be removed from the scheduler reservation.</text:p>
      <text:p text:style-name="P24">Default value is “no”, all nodes will be shutdown and powered off. <text:s text:c="2"/></text:p>
      <text:p text:style-name="P24"/>
      <text:p text:style-name="P15"><text:span text:style-name="T3">shutdowntimeout = </text:span><text:span text:style-name="T6"><text:s/>time</text:span></text:p>
      <text:p text:style-name="P22"><text:span text:style-name="T8">(optional) where </text:span><text:span text:style-name="T6"><text:s/>time </text:span><text:span text:style-name="T8"><text:s/>is the number of minutes xCAT should wait for an OS shutdown to complete before giving up and issuing a hard power off command and continuing with the rolling update process.</text:span></text:p>
      <text:p text:style-name="P22"><text:span text:style-name="T8">Default: </text:span><text:span text:style-name="T9"><text:s/>shutdowntimeout=5</text:span></text:p>
      <text:p text:style-name="P24"/>
      <text:p text:style-name="P15"><text:span text:style-name="T3">outofbandcmd <text:s/>= </text:span><text:span text:style-name="T6"><text:s/>command string</text:span></text:p>
      <text:p text:style-name="P15"><text:span text:style-name="T3">outofbandnodes = </text:span><text:span text:style-name="T6"><text:s/>noderange</text:span></text:p>
      <text:p text:style-name="P22"><text:span text:style-name="T8">(optional) where </text:span><text:span text:style-name="T6"><text:s/>command </text:span><text:span text:style-name="T8"><text:s/>is the name of a command to be run on the xCAT management node after the node has been shutdown but before it is rebooted.</text:span></text:p>
      <text:p text:style-name="P22"><text:span text:style-name="T9">outofbandnodes</text:span><text:span text:style-name="T8"> is only supported with the standard rollupdate method. <text:s/>If it is also specified, the command will only be run for the <text:s text:c="4"/>nodes being updated from the updategroup that are also included in that xCAT </text:span><text:span text:style-name="T6">noderange</text:span><text:span text:style-name="T8">. <text:s/>If </text:span><text:span text:style-name="T9">outofbandnodes</text:span><text:span text:style-name="T8"> is not specified (and for </text:span><text:span text:style-name="T8">the updateall method), the command will be run for all the nodes in the updategroup.</text:span></text:p>
      <text:p text:style-name="P22"><text:span text:style-name="T8">For </text:span><text:span text:style-name="T9">outofbandcmd</text:span><text:span text:style-name="T8">, you may specify the string $NODELIST in the </text:span><text:span text:style-name="T6">command string</text:span><text:span text:style-name="T8"> if you would like the comma-delimited list of xCAT nodenames passed into your command.</text:span></text:p>
      <text:p text:style-name="P24">Out-of-band commands <text:s/>can be used to run operations when nodes must be powered down such as firmware updates.</text:p>
      <text:p text:style-name="P25"><text:span text:style-name="T23">All out-of-band commands must be executable by root.</text:span></text:p>
      <text:p text:style-name="P22"><text:span text:style-name="T8">Multiple </text:span><text:span text:style-name="T9">outofbandcmd</text:span><text:span text:style-name="T8"> entries or </text:span><text:span text:style-name="T9">outofbandcmd</text:span><text:span text:style-name="T8">/</text:span><text:span text:style-name="T9">outofbandnodes</text:span><text:span text:style-name="T8"> pairs of entries may be specified. Each command will be run in order.</text:span></text:p>
      <text:p text:style-name="P24"/>
      <text:p text:style-name="P15"><text:span text:style-name="T3">bringuporder = </text:span><text:span text:style-name="T6"><text:s/>noderange</text:span></text:p>
      <text:p text:style-name="P22"><text:span text:style-name="T8">(optional for standard update method only) where the nodes being updated from the updategroup that are also included in that xCAT </text:span><text:span text:style-name="T6">noderange </text:span><text:span text:style-name="T8">will be brought up first.</text:span></text:p>
      <text:p text:style-name="P22"><text:span text:style-name="T8">If more than one node in the updategroup matches a </text:span><text:span text:style-name="T9">bringuporder</text:span><text:span text:style-name="T8"> entry, they will be brought up at the same time.</text:span></text:p>
      <text:p text:style-name="P22"><text:span text:style-name="T8">Multiple </text:span><text:span text:style-name="T9">bringuporder</text:span><text:span text:style-name="T8"> entries may be specified, and they will be processed in order, completing bringup of all nodes in the previous entry before starting to power on the nodes in this entry. <text:s/></text:span></text:p>
      <text:p text:style-name="P22"><text:span text:style-name="T8">Any nodes in the update group that are not listed in a </text:span><text:span text:style-name="T9">bringuporder</text:span><text:span text:style-name="T8"> entry will be <text:s/>brought up at the end.</text:span></text:p>
      <text:p text:style-name="P24"/>
      <text:p text:style-name="P15"><text:span text:style-name="T3">bringupstatus = </text:span><text:span text:style-name="T6"><text:s/>status value</text:span></text:p>
      <text:p text:style-name="P18">OR</text:p>
      <text:p text:style-name="P15"><text:span text:style-name="T9">bringupappstatus</text:span><text:span text:style-name="T6"> = <text:s/>appstatus value</text:span></text:p>
      <text:p text:style-name="P22"><text:soft-page-break/><text:span text:style-name="T8">(optional) <text:s/>The xCAT database node </text:span><text:span text:style-name="T6">status</text:span><text:span text:style-name="T8"> or node </text:span><text:span text:style-name="T6">appstatus</text:span><text:span text:style-name="T8"> value that xCAT will check and will wait for to determine that the node is </text:span><text:span text:style-name="T8">up. <text:s/>Once this status is reached, xCAT will continue bringing up more nodes (if </text:span><text:span text:style-name="T9">bringuporder</text:span><text:span text:style-name="T8"> is set) and will release this node from the scheduler reservation. If both attributes are set, only </text:span><text:span text:style-name="T9">bringupappstatus</text:span><text:span text:style-name="T8"> will be used. <text:s/></text:span></text:p>
      <text:p text:style-name="P22"><text:span text:style-name="T8">Default: <text:s/></text:span><text:span text:style-name="T9">bringupstatus=booted</text:span></text:p>
      <text:p text:style-name="P24"/>
      <text:p text:style-name="P15"><text:span text:style-name="T9">bringuptimeout</text:span><text:span text:style-name="T6"> = <text:s/>time</text:span></text:p>
      <text:p text:style-name="P22"><text:span text:style-name="T8">(optional) <text:s/>The maximum </text:span><text:span text:style-name="T6">time</text:span><text:span text:style-name="T8"> in minutes xCAT should wait after issuing the rpower on command for the nodes to reach </text:span><text:span text:style-name="T9">bringupstatus</text:span><text:span text:style-name="T8"> <text:s text:c="2"/>or </text:span><text:span text:style-name="T9">bringupappstatus</text:span><text:span text:style-name="T8"> before giving up. <text:s/>If using </text:span><text:span text:style-name="T9">bringuporder</text:span><text:span text:style-name="T8"> and this timeout is reached for one set of nodes, no additional nodes will be attempted to be brought up. <text:s text:c="2"/>The scheduler reservation will be cancelled.</text:span></text:p>
      <text:p text:style-name="P22"><text:span text:style-name="T8">Default: <text:s/></text:span><text:span text:style-name="T9">bringuptimeout=10</text:span></text:p>
      <text:p text:style-name="P20"/>
      <text:h text:style-name="Heading_20_1" text:outline-level="1"><text:reference-mark-start text:name="LL Settings"/>LoadLeveler Settings<text:reference-mark-end text:name="LL Settings"/></text:h>
      <text:p text:style-name="Standard">LoadLeveler must be running with the database configuration option in order to use the xCAT rolling update support.</text:p>
      <text:p text:style-name="Standard"/>
      <text:p text:style-name="Standard">The root userid on the xCAT management node must have LOADL_ADMIN privileges.</text:p>
      <text:p text:style-name="Standard"/>
      <text:p text:style-name="Standard">LoadLeveler provides many settings to support and control reservations in your job scheduler. <text:s/>Review the LoadLeveler documentation for a full list of these controls to <text:s/>ensure they are set correctly to support the flexible reservation jobs that will be submitted for xCAT rolling updates. <text:s/></text:p>
      <text:p text:style-name="Standard"/>
      <text:p text:style-name="Standard">A few key settings are listed here:</text:p>
      <text:p text:style-name="P13">SCHEDULER_TYPE=BACKFILL</text:p>
      <text:p text:style-name="P13">MAX_RESERVATIONS</text:p>
      <text:p text:style-name="Standard"/>
      <text:p text:style-name="Standard">For each machine definition (or in the default machine definition):</text:p>
      <text:p text:style-name="P13">reservation_permitted = true</text:p>
      <text:p text:style-name="P13"/>
      <text:p text:style-name="P1">For the <text:span text:style-name="T1">scheduser</text:span> LL userid specified in your xCAT rollupdate input stanzas (or the default LL user):</text:p>
      <text:p text:style-name="P19">max_node </text:p>
      <text:p text:style-name="P19">max_reservation_duration </text:p>
      <text:p text:style-name="P19">max_reservation_expiration </text:p>
      <text:p text:style-name="P19">max_reservations </text:p>
      <text:p text:style-name="P19">max_total_tasks</text:p>
      <text:p text:style-name="P19">maxidle</text:p>
      <text:p text:style-name="P19">maxjobs </text:p>
      <text:p text:style-name="P19"><text:soft-page-break/>maxqueued</text:p>
      <text:p text:style-name="P19">priority </text:p>
      <text:p text:style-name="P19">total_tasks </text:p>
      <text:p text:style-name="P1"/>
      <text:p text:style-name="P1">Settings that may be used or changed by xCAT Rolling Updates:</text:p>
      <text:p text:style-name="P13">FLOATING_RESOURCES</text:p>
      <text:p text:style-name="P13">SCHEDULE_BY_RESOURCES</text:p>
      <text:p text:style-name="P13">CENTRAL_MANAGER_LIST</text:p>
      <text:p text:style-name="P13">RESOURCE_MGR_LIST</text:p>
      <text:p text:style-name="P13">(for machines) FEATURE</text:p>
      <text:p text:style-name="P1"/>
      <text:p text:style-name="P1"/>
      <text:h text:style-name="Heading_20_1" text:outline-level="1">Rolling Update Process Flow</text:h>
      <text:p text:style-name="P7"/>
      <text:p text:style-name="P7">The general process flow for the xCAT Rolling Update support is:</text:p>
      <text:p text:style-name="P7"/>
      <text:list xml:id="list39664322" text:style-name="L4">
        <text:list-item>
          <text:p text:style-name="P40">Create your new OS image(s) that will be used to update the nodes. <text:s/>Follow the appropriate xCAT documentation for creating or updating an image. Note that you still have all of your cluster nodes actively using the current image, so you will most likely need to create a new image. <text:s/>For AIX diskless nodes, you will also need to create new NIM machine definitions so that you can assign NIM resources and run the xCAT mkdsklsnode -n command without impacting the current active nodes.</text:p>
        </text:list-item>
        <text:list-item>
          <text:p text:style-name="P40">If you are using Linux service nodes that do not have the /install directory mounted, be sure to copy the new image down to your service nodes.</text:p>
        </text:list-item>
        <text:list-item>
          <text:p text:style-name="P40">Run all necessary xCAT commands to prepare to boot the nodes with the new OS image (nodeset, mkdsklsnode).</text:p>
        </text:list-item>
        <text:list-item>
          <text:p text:style-name="P40">If you wish to have your LoadLeveler users be able to run jobs on either just old nodes or just updated nodes during the rolling update process, you should set a LL FEATURE value for all of the machine definitions in your cluster. <text:s/>You can then specify this as an <text:span text:style-name="T22">oldfeature</text:span> stanza value in your rollupdate command input. <text:s/>Also, be sure to specify a <text:span text:style-name="T22">newfeature</text:span> stanza value to identify updated nodes. <text:s/>Your users can use these feature values in their job “requirements” field.</text:p>
        </text:list-item>
        <text:list-item>
          <text:p text:style-name="P40">Create your rollupdate command input stanza file. See the chapter on <text:reference-ref text:reference-format="chapter" text:ref-name="stanza files">3</text:reference-ref><text:reference-ref text:reference-format="text" text:ref-name="stanza files"> rollupdate Input Stanza File</text:reference-ref>for details.</text:p>
        </text:list-item>
        <text:list-item>
          <text:p text:style-name="P40">(Optional) If you wish to view the progress of the rollupdate process, in a separate window, open and monitor the rollupdate log:<text:line-break/><text:span text:style-name="T19"> </text:span><text:span text:style-name="T20">tail -f /var/log/xcat/rollupdate.log<text:line-break/></text:span>xCAT appends to the log file with each rollupdate run, so you may wish to move or remove the log file before a new rollupdate process. </text:p>
        </text:list-item>
        <text:list-item>
          <text:p text:style-name="P40">Initiate the rollupdate process:<text:line-break/> <text:span text:style-name="T20">cat &lt;your stanza file&gt; | rollupdate --verbose<text:line-break/></text:span>If you want to test your input first to make sure it is what you want, and to view the LL reservation job command files and other data files generated by <text:soft-page-break/>xCAT, run the command with the test option:<text:line-break/> <text:span text:style-name="T20">cat &lt;your stanza file&gt; | rollupdate –test --verbose<text:line-break/></text:span><text:span text:style-name="T17">The output files will be placed in the directory you specified in the </text:span><text:span text:style-name="T18">jobdir</text:span><text:span text:style-name="T17"> stanza. <text:s/>The verbose keyword is optional, but allows you to view detailed progress.</text:span></text:p>
        </text:list-item>
        <text:list-item>
          <text:p text:style-name="P41"><text:s/>The rollupdate command will do the following:</text:p>
        </text:list-item>
      </text:list>
      <text:list xml:id="list39681878" text:continue-list="list39682305" text:style-name="L3">
        <text:list-item>
          <text:list>
            <text:list-item>
              <text:p text:style-name="P42">Process the stanza file and create update groups based on the input provided.</text:p>
            </text:list-item>
            <text:list-item>
              <text:p text:style-name="P42">Create LoadLeveler FLOATING_RESOURCES and set SCHEDULE_BY_RESOURCES for all mutual exclusion sets and for controlling the maximum number of updates allowed.</text:p>
            </text:list-item>
            <text:list-item>
              <text:p text:style-name="P42">Run llstatus to query LoadLeveler for a list of nodes with active startd daemons. <text:s/></text:p>
            </text:list-item>
            <text:list-item>
              <text:p text:style-name="P42">For each update group, the following will be done:</text:p>
              <text:list>
                <text:list-item>
                  <text:p text:style-name="P42">Process the update_if_down stanza entry and determine if this update group can be run: <text:s/></text:p>
                  <text:list>
                    <text:list-item>
                      <text:p text:style-name="P42">For the rollupdate updateall method, only nodes with active startd daemons can be updated. <text:s/></text:p>
                      <text:list>
                        <text:list-item>
                          <text:p text:style-name="P42">If update_if_down is set to “cancel”, and specified nodes are not active in LoadLeveler, this update will be cancelled. <text:s/></text:p>
                        </text:list-item>
                        <text:list-item>
                          <text:p text:style-name="P42">If update_if_down is set to “no”, any specified nodes that are not active will be skipped (the assumption is that those nodes will load the new image the next time they are brought back online).</text:p>
                        </text:list-item>
                      </text:list>
                    </text:list-item>
                    <text:list-item>
                      <text:p text:style-name="P42">For the standard rollupdate method, only reservations for active LL nodes can be created. <text:s text:c="2"/></text:p>
                      <text:list>
                        <text:list-item>
                          <text:p text:style-name="P42">If update_if_down is set to “cancel”, and specified nodes are not active in LoadLeveler, this update group will not be processed. <text:s/></text:p>
                        </text:list-item>
                        <text:list-item>
                          <text:p text:style-name="P42">If update_if_down is set to “no”, any specified nodes in the update_group that are not active will be skipped. <text:s/>The assumption is that those nodes will load the new image the next time they are brought back online. <text:s/></text:p>
                        </text:list-item>
                        <text:list-item>
                          <text:p text:style-name="P42">If update_if_down is set to “yes”, a LoadLeveler reservation will only be created for the active nodes in the group, and when that reservation becomes active, all nodes in the group (both LL and non-LL) will be processed. <text:s/>This is useful for nodes that are not used for running jobs. <text:s/></text:p>
                        </text:list-item>
                      </text:list>
                    </text:list-item>
                  </text:list>
                </text:list-item>
                <text:list-item>
                  <text:p text:style-name="P42">Load your LoadLeveler job command file template, and fill in all substituion values to create a unique job command file for this update group.</text:p>
                </text:list-item>
                <text:list-item>
                  <text:p text:style-name="P39"><text:span text:style-name="T17">Create the xCAT rollupdate data file for this update group to pass important data to the xCAT runrollupdate process that is run when the </text:span><text:span text:style-name="T17">reservation becomes active. <text:s/>The data file contains the full list of xCAT nodes to be processed, all prescripts and out-of-band commands, old and new LoadLeveler feature values to be changed for </text:span><text:soft-page-break/><text:span text:style-name="T17">the node, and other information to control the update process for this update group.</text:span></text:p>
                </text:list-item>
                <text:list-item>
                  <text:p text:style-name="P42">Create a notify script for this update group for LoadLeveler to run when the reservation becomes active.</text:p>
                </text:list-item>
                <text:list-item>
                  <text:p text:style-name="P42">For the updateall method, a unique LoadLeveler feature value for this update will be set in all specified nodes to control the update process.</text:p>
                </text:list-item>
                <text:list-item>
                  <text:p text:style-name="P42">Set the xCAT appstatus “RollingUpdate=update_job_submitted” for all the nodes in the update group.</text:p>
                </text:list-item>
                <text:list-item>
                  <text:p text:style-name="P42">Run the llmkres command to submit the flexible reservation for this update group, specifying the notify script created above. </text:p>
                </text:list-item>
              </text:list>
            </text:list-item>
            <text:list-item>
              <text:p text:style-name="P42">If any update groups do NOT have any nodes that are active in LoadLeveler, and update_if_down=yes, LoadLeveler cannot be used to process those nodes. <text:s/>Those update groups will be handled directly by the rollupdate command following the same process below (skipping any steps related to LoadLeveler).</text:p>
            </text:list-item>
          </text:list>
        </text:list-item>
      </text:list>
      <text:list xml:id="list39689871" text:continue-list="list39664322" text:style-name="L4">
        <text:list-item>
          <text:p text:style-name="P41">You can view the flexible reservations that xCAT submitted:<text:line-break/><text:span text:style-name="T20">llqres<text:line-break/></text:span>or<text:line-break/> <text:span text:style-name="T20">llqres -l -R &lt;reservation id&gt;<text:line-break/></text:span>for a specific reservation.<text:line-break/>If any reservation is stuck in a “Waiting” status that you feel should be active, you can check the job associated with the reservation (find the job id from the llqres -l <text:s/>output above):<text:line-break/> <text:span text:style-name="T20">llq -s &lt;job id&gt;<text:line-break/></text:span>and debug as you would for any LL reservation or job.</text:p>
        </text:list-item>
        <text:list-item>
          <text:p text:style-name="P41">When a reservation becomes active, LoadLeveler will invoke the notify script created above. <text:s/>This will invoke the internal xCAT runrollupdate command for the update group.</text:p>
        </text:list-item>
        <text:list-item>
          <text:p text:style-name="P41">The xCAT runrollupdate will proceed as follows for an update group:</text:p>
        </text:list-item>
      </text:list>
      <text:list xml:id="list39660909" text:style-name="L5">
        <text:list-item>
          <text:list>
            <text:list-item>
              <text:p text:style-name="P43">If this is for the updateall method, query the LoadLeveler reservation to get the list of nodes that have been reserved for this update group.</text:p>
            </text:list-item>
            <text:list-item>
              <text:p text:style-name="P43">Query the xCAT appstatus for each node to ensure it is set correctly</text:p>
            </text:list-item>
            <text:list-item>
              <text:p text:style-name="P43">Run the prescripts for the update group</text:p>
            </text:list-item>
            <text:list-item>
              <text:p text:style-name="P43">Shut down and power off all the nodes in the update group</text:p>
            </text:list-item>
            <text:list-item>
              <text:p text:style-name="P43">Run the out-of-band commands for the update group</text:p>
            </text:list-item>
            <text:list-item>
              <text:p text:style-name="P43">Reboot the nodes. <text:s/>If bringuporder stanzas were set in the rollupdate input, the nodes will be booted in the order specified, waiting until the bringupstatus or bringupappstatus values have been set.</text:p>
            </text:list-item>
            <text:list-item>
              <text:p text:style-name="P43">As soon as a node is up, the LoadLeveler feature values for the node will be changed, removing the oldfeature value and the xCAT updateall feature value (if applicable), and setting the newfeature value if these were specified in the rollupdate input.</text:p>
            </text:list-item>
            <text:list-item>
              <text:p text:style-name="P43">The reservation is changed to remove the node that is up. <text:s/>This node is now available for running jobs again. <text:s/>If this is the last node, the reservation will be cancelled. <text:s/></text:p>
            </text:list-item>
          </text:list>
        </text:list-item>
      </text:list>
      <text:list xml:id="list39680842" text:continue-list="list39689871" text:style-name="L4">
        <text:list-header>
          <text:p text:style-name="P41"><text:s/></text:p>
        </text:list-header>
      </text:list>
      <text:p text:style-name="P9"/>
      <text:h text:style-name="P53" text:outline-level="1"><text:soft-page-break/>Updating xCAT</text:h>
      <text:p text:style-name="P8"/>
      <text:p text:style-name="Standard"><text:span text:style-name="T10">Updating xCAT software as part of the rolling update process is not supported. <text:s/>The xCAT software on your management node can be updated without impacting your running cluster, and should be done manually. <text:s text:c="3"/>See the </text:span><text:a xlink:type="simple" xlink:href="http://xcat.svn.sourceforge.net/viewvc/xcat/xcat-core/trunk/xCAT-client/share/doc/xCAT2top.pdf">xCAT Top Doc</text:a><text:span text:style-name="T10"> for instructions on updating your xCAT management node.</text:span></text:p>
      <text:p text:style-name="P10"/>
      <text:p text:style-name="Standard"><text:span text:style-name="T10">In hierarchical clusters, the xCAT rolling update process should not be used to update the xCAT software on service nodes. <text:s/>See the xCAT hierarchical documents </text:span><text:a xlink:type="simple" xlink:href="http://xcat.svn.sourceforge.net/viewvc/xcat/xcat-core/trunk/xCAT-client/share/doc/xCAT2SetupHierarchy.pdf">Setting Up a Hierarchical Cluster</text:a><text:span text:style-name="T10"> or </text:span><text:a xlink:type="simple" xlink:href="http://xcat.svn.sourceforge.net/viewvc/xcat/xcat-core/trunk/xCAT-client/share/doc/xCAT2onAIXServiceNodes.pdf">Setting Up an AIX Hierarchical Cluster</text:a><text:span text:style-name="T10">.</text:span></text:p>
      <text:p text:style-name="P10"/>
      <text:p text:style-name="P10"/>
      <text:h text:style-name="P53" text:outline-level="1">Rolling Updates in a Hierarchical Cluster</text:h>
      <text:p text:style-name="P10"/>
      <text:p text:style-name="P11"><text:span text:style-name="T3">If you are performing a rolling update in an xCAT hierarchical cluster, there are a few special considerations that you will need to address if your service nodes will be rebooted as part of the update process. <text:s/>Normally, you should try to update your service nodes manually outside of the xCAT rolling update process so that you have more control over the update. <text:s/>However, if you are performing CEC firmware updates, and will need to power down the CEC that contains your service node, you </text:span><text:span text:style-name="T3">will need to think about the services your service node is providing to your compute nodes and how to plan your updates.</text:span></text:p>
      <text:p text:style-name="P10"/>
      <text:p text:style-name="P11"><text:span text:style-name="T3">If at all possible, you should create your update groups such that a service node and all of the compute nodes it serves can be updated together at one time. <text:s/>When you use this approach, make sure to use the </text:span><text:span text:style-name="T7">bringuporder</text:span><text:span text:style-name="T3"> stanza in the rollupdate command input to bring up your service node first so that it is running when your compute nodes start to come up. <text:s text:c="3"/></text:span></text:p>
      <text:p text:style-name="P10"/>
      <text:p text:style-name="P10">If it is not possible to update an entire block of service node with compute nodes because you will lose critical cluster services, you will need to plan more carefully. <text:s/>First, you can only bring down a service node if you have some type of backup for the services it is providing your compute nodes, or if you can tolerate the temporary loss of those services. <text:s/>Some things to consider:</text:p>
      <text:list xml:id="list39679971" text:style-name="L6">
        <text:list-item>
          <text:p text:style-name="P36">If you have Linux statelite nodes or AIX diskless nodes and your service node is your NFS server, you can only bring this down if you have an HA NFS solution in place. <text:s/>Otherwise, bringing down the service node will crash your compute nodes.</text:p>
        </text:list-item>
        <text:list-item>
          <text:p text:style-name="P36">If you are doing CEC firmware updates, at a minimum your update groups need to map to all the nodes within a CEC.</text:p>
        </text:list-item>
        <text:list-item>
          <text:p text:style-name="P36">You should plan two separate rolling update runs:</text:p>
        </text:list-item>
      </text:list>
      <text:list xml:id="list39680285" text:style-name="L7">
        <text:list-item>
          <text:list>
            <text:list-item>
              <text:p text:style-name="P44"><text:span text:style-name="T10">The first run with just your service nodes CECs. <text:s/>Again, you should use the </text:span><text:span text:style-name="T7">bringuporder</text:span><text:span text:style-name="T10"> stanza in the rollupdate command input to bring up </text:span><text:soft-page-break/><text:span text:style-name="T10">your service node first within an update group so that it is running when your compute nodes in that group start to come up. </text:span></text:p>
            </text:list-item>
            <text:list-item>
              <text:p text:style-name="P37">The second run with all the remaining CECs in your cluster. <text:s/>Your service nodes should all be up and running, so these compute node updates can be done in any order.</text:p>
            </text:list-item>
          </text:list>
        </text:list-item>
      </text:list>
      <text:list xml:id="list39664586" text:style-name="L8">
        <text:list-item>
          <text:p text:style-name="P45"><text:span text:style-name="T10">If you have backup service nodes in your cluster, use the </text:span><text:span text:style-name="T7">mutex</text:span><text:span text:style-name="T10"> stanza to set mutual exclusion to ensure your service node and backup service node do not get updated at the same time.</text:span></text:p>
        </text:list-item>
        <text:list-item>
          <text:p text:style-name="P45"><text:span text:style-name="T10">If you are bringing down a node that is running a critical service, use the </text:span><text:span text:style-name="T7">prescript</text:span><text:span text:style-name="T10"> stanza to run a task to move the service to a backup server that is not part of this update group. <text:s/>Also, use the </text:span><text:span text:style-name="T7">mutex</text:span><text:span text:style-name="T10"> stanza to ensure that the node and its backup are not updated at the same time. <text:s/></text:span></text:p>
        </text:list-item>
      </text:list>
      <text:p text:style-name="P10"/>
      <text:p text:style-name="P10"/>
      <text:p text:style-name="P10"/>
      <text:h text:style-name="P53" text:outline-level="1">Updating IBM HPC Infrastructure Nodes</text:h>
      <text:p text:style-name="P10"/>
      <text:p text:style-name="Standard"><text:span text:style-name="T10">If your cluster is running IBM HPC software such as GPFS or LoadLeveler, you have additional cluster services that you will need determine how to update and how to keep active during an xCAT rolling update process. <text:s text:c="2"/></text:span>Whenever possible, all cluster infrastructure nodes should be manually updated before running the xCAT rolling update process for compute nodes. <text:s/></text:p>
      <text:p text:style-name="Standard"/>
      <text:p text:style-name="Standard">The term “infrastructure nodes” will be used to refer to any nodes that are not compute nodes. <text:s/>These include:</text:p>
      <text:list xml:id="list39659556" text:style-name="L9">
        <text:list-item>
          <text:p text:style-name="P54">xCAT management node and backup management node, and xCAT service nodes</text:p>
        </text:list-item>
        <text:list-item>
          <text:p text:style-name="P54">GPFS configuration server and backup configuration server, IO servers. monitoring collector node, session node (e.g. for HPSS)</text:p>
        </text:list-item>
        <text:list-item>
          <text:p text:style-name="P54">LoadLeveler central manager and backup central manager, region managers, resource managers, schedulers, login nodes</text:p>
        </text:list-item>
      </text:list>
      <text:p text:style-name="Default_20_Text"/>
      <text:p text:style-name="Default_20_Text">It is assumed that most updates to infrastructure nodes can be applied without impacting user jobs running on compute nodes. <text:s/>If xCAT service nodes are stateful (full-disk install) and are also used to run other infrastructure services (such as LL region managers), updates to infrastructure software that runs on these nodes can be applied using the xCAT updatenode command without rebooting the node. <text:s/>For updates to other servers that are running diskless or statelite images (e.g. GPFS IO servers), <text:s/>these nodes can be rebooted individually to load a new OS image without impacting the rest of the cluster. <text:s/></text:p>
      <text:p text:style-name="Default_20_Text"/>
      <text:h text:style-name="Heading_20_2" text:outline-level="2">GPFS</text:h>
      <text:p text:style-name="Default_20_Text">GPFS <text:span text:style-name="T16">software can be migrated to a new level one node at a time without impacting the running GPFS cluster. <text:s/></text:span><text:s/>In order to upgrade GPFS, the GPFS daemons must be stopped and all GPFS filesystems must be unmounted on the node. <text:s/>For GPFS <text:soft-page-break/>infrastructure nodes, it is important to manage the updates such that all GPFS cluster services <text:span text:style-name="T16">remain operational</text:span>. <text:s/></text:p>
      <text:p text:style-name="Default_20_Text"/>
      <text:p text:style-name="Default_20_Text">When updating GPFS, the following will need to be considered:</text:p>
      <text:list xml:id="list39677866" text:style-name="L10">
        <text:list-item>
          <text:p text:style-name="P55">When updating the GPFS configuration server, the service must first be moved to the backup configuration server.</text:p>
        </text:list-item>
        <text:list-item>
          <text:p text:style-name="P55">Quorum must be maintained at all times. <text:s/>No more than half-minus-one quorum nodes can be down at any time.</text:p>
        </text:list-item>
        <text:list-item>
          <text:p text:style-name="P55">Updates of the GPFS I/O servers in an NSD group must be staged so that filesystems are always available.</text:p>
        </text:list-item>
      </text:list>
      <text:p text:style-name="Default_20_Text"/>
      <text:p text:style-name="Default_20_Text">Please consult the <text:a xlink:type="simple" xlink:href="http://publib.boulder.ibm.com/infocenter/clresctr/vxrx/topic/com.ibm.cluster.gpfs.doc/gpfsbooks.html">GPFS documentation</text:a> for updating your GPFS software. <text:s/></text:p>
      <text:p text:style-name="Default_20_Text"/>
      <text:h text:style-name="Heading_20_2" text:outline-level="2">LoadLeveler</text:h>
      <text:p text:style-name="Default_20_Text">LoadLeveler infrastructure nodes (nodes running the central manager, resource manager, and region manager daemons) are required to all be running the same version of LL. <text:s/>For maintaining critical cluster services, these daemons should all have backup servers. <text:s/>Locating both primary and backup servers on the xCAT management node or service nodes, and <text:s/>using full-disk install service nodes (i.e. not diskless) will ensure the best cluster stability during a rolling update process. <text:s/>In order to upgrade LL simultaneously on these nodes while still allowing jobs to run on the cluster, the LL software should be updated before running the rolling update process for your cluster. <text:s/>You should do this manually following the documented LoadLeveler <text:s/>procedures:</text:p>
      <text:list xml:id="list39663178" text:style-name="L11">
        <text:list-item>
          <text:p text:style-name="P56">If any primary servers are also running startd daemons, drain the startd or flush the nodes.</text:p>
        </text:list-item>
        <text:list-item>
          <text:p text:style-name="P56">If any primary servers are running schedd daemons, drain the schedd or use llmovespool to move the job queue to another schedd server, and then drain the schedd.</text:p>
        </text:list-item>
        <text:list-item>
          <text:p text:style-name="P56">Stop the primary daemons</text:p>
        </text:list-item>
        <text:list-item>
          <text:p text:style-name="P56">Make sure failover to backup daemons has occurred</text:p>
        </text:list-item>
        <text:list-item>
          <text:p text:style-name="P56">Upgrade LoadLeveler on the servers</text:p>
        </text:list-item>
        <text:list-item>
          <text:p text:style-name="P56">Restart LoadLeveler on the servers </text:p>
        </text:list-item>
        <text:list-item>
          <text:p text:style-name="P56">Make sure primary daemons take back control</text:p>
        </text:list-item>
        <text:list-item>
          <text:p text:style-name="P57">Upgrade LoadLeveler on backup servers </text:p>
        </text:list-item>
      </text:list>
      <text:p text:style-name="Default_20_Text">See the <text:a xlink:type="simple" xlink:href="http://publib.boulder.ibm.com/infocenter/clresctr/vxrx/index.jsp?topic=/com.ibm.cluster.loadl.doc/llbooks.html">LoadLeveler documentation</text:a> for more information.</text:p>
      <text:p text:style-name="Default_20_Text"/>
      <text:h text:style-name="Heading_20_2" text:outline-level="2">CEC Updates</text:h>
      <text:p text:style-name="Default_20_Text">Updating infrastructure nodes that <text:span text:style-name="T16">require </text:span>a node or CEC reboot is more complicated because the nodes and cluster-wide services that depend on them must be considered in the update algorithm. <text:s/></text:p>
      <text:p text:style-name="Default_20_Text"/>
      <text:p text:style-name="Default_20_Text"><text:soft-page-break/>Update groups must be defined to encompass a complete CEC. <text:s/>When an update group is being updated, the cluster-wide services that need to be maintained during the update are:</text:p>
      <text:list xml:id="list39682561" text:style-name="L12">
        <text:list-item>
          <text:p text:style-name="P58">GPFS configuration server</text:p>
        </text:list-item>
        <text:list-item>
          <text:p text:style-name="P58">GPFS quorum </text:p>
        </text:list-item>
        <text:list-item>
          <text:p text:style-name="P58">GPFS filesystem access</text:p>
        </text:list-item>
        <text:list-item>
          <text:p text:style-name="P58">LoadLeveler services </text:p>
        </text:list-item>
      </text:list>
      <text:p text:style-name="P4"/>
      <text:p text:style-name="P4">Therefore, you should use separate <text:span text:style-name="T22">mutex</text:span> stanzas in your xCAT rollupdate command input to define the following mutual exclusion sets:</text:p>
      <text:list xml:id="list39656087" text:style-name="L13">
        <text:list-item>
          <text:p text:style-name="P59">service nodes in a building block: <text:s/>Only one service node CEC may be updated at a time</text:p>
        </text:list-item>
        <text:list-item>
          <text:p text:style-name="P59">GPFS I/O servers: <text:s/>If you have defined multiple GPFS I/O servers for each filesystem to provide continuous availability, only one GPFS I/O server CEC for each filesystem may be updated at a time </text:p>
        </text:list-item>
        <text:list-item>
          <text:p text:style-name="P59">GPFS quorum nodes: <text:s/>Only less than half the quorum nodes can be updated at a time.</text:p>
        </text:list-item>
        <text:list-item>
          <text:p text:style-name="P59">GPFS configuration server and backup: <text:s/>only one can be updated at a time.</text:p>
        </text:list-item>
        <text:list-item>
          <text:p text:style-name="P59">LoadLeveler servers and their backups: <text:s/>do not allow updating a server and its backup at the same time</text:p>
        </text:list-item>
      </text:list>
      <text:p text:style-name="P4"/>
      <text:p text:style-name="P4">All CECS with xCAT service nodes should be updated before updating the other CECs. <text:s/>This will ensure that the service node will be available when a compute node reboots and needs to load a new OS image. <text:s/>Therefore, two separate xCAT rollupdates should be performed – the first one for the service node CECs only, and the second one for all the other CECs in the cluster.</text:p>
      <text:p text:style-name="P4"/>
      <text:p text:style-name="P5"><text:span text:style-name="T3">Use the </text:span><text:span text:style-name="T7">prescript</text:span><text:span text:style-name="T3"> and </text:span><text:span text:style-name="T7">prescriptnodes</text:span><text:span text:style-name="T3"> stanzas to define tasks that should be run to move GPFS and LL services to their backup servers before shutting down those nodes during an update.</text:span></text:p>
      <text:p text:style-name="P8"/>
      <text:h text:style-name="P53" text:outline-level="1">References</text:h>
      <text:list xml:id="list39685735" text:style-name="L14">
        <text:list-item>
          <text:p text:style-name="P31">xCAT documentation: <text:s/><text:a xlink:type="simple" xlink:href="http://xcat.svn.sourceforge.net/viewvc/xcat/xcat-core/trunk/xCAT-client/share/doc/index.html">http://xcat.svn.sourceforge.net/viewvc/xcat/xcat-core/trunk/xCAT-client/share/doc/index.html</text:a></text:p>
        </text:list-item>
        <text:list-item>
          <text:p text:style-name="P31">xCAT man pages: <text:s/><text:a xlink:type="simple" xlink:href="http://xcat.sf.net/man1/xcat.1.html">http://xcat.sf.net/man1/xcat.1.html</text:a></text:p>
        </text:list-item>
        <text:list-item>
          <text:p text:style-name="P31">xCAT DB table descriptions: <text:a xlink:type="simple" xlink:href="http://xcat.sf.net/man5/xcatdb.5.html">http://xcat.sf.net/man5/xcatdb.5.html</text:a></text:p>
        </text:list-item>
        <text:list-item>
          <text:p text:style-name="P31">xCAT mailing list: <text:s/><text:a xlink:type="simple" xlink:href="http://xcat.org/mailman/listinfo/xcat-user">http://xcat.org/mailman/listinfo/xcat-user</text:a></text:p>
        </text:list-item>
        <text:list-item>
          <text:p text:style-name="P31">xCAT bugs: <text:s/><text:a xlink:type="simple" xlink:href="https://sourceforge.net/tracker/?group_id=208749&amp;atid=1006945">https://sourceforge.net/tracker/?group_id=208749&amp;atid=1006945</text:a></text:p>
        </text:list-item>
        <text:list-item>
          <text:p text:style-name="P31">xCAT feature requests: <text:s/><text:a xlink:type="simple" xlink:href="https://sourceforge.net/tracker/?group_id=208749&amp;atid=1006948">https://sourceforge.net/tracker/?group_id=208749&amp;atid=1006948</text:a></text:p>
        </text:list-item>
        <text:list-item>
          <text:p text:style-name="P31">xCAT wiki: <text:s/><text:a xlink:type="simple" xlink:href="http://xcat.wiki.sourceforge.net/">http://xcat.wiki.sourceforge.net/</text:a> </text:p>
        </text:list-item>
        <text:list-item>
          <text:p text:style-name="P31"><text:soft-page-break/>LoadLeveler documentation: <text:a xlink:type="simple" xlink:href="http://publib.boulder.ibm.com/infocenter/clresctr/vxrx/index.jsp?topic=/com.ibm.cluster.loadl.doc/llbooks.html">http://publib.boulder.ibm.com/infocenter/clresctr/vxrx/index.jsp?topic=/com.ibm.cluster.loadl.doc/llbooks.html</text:a></text:p>
        </text:list-item>
        <text:list-item>
          <text:p text:style-name="P31">GPFS documentation:<text:line-break/><text:a xlink:type="simple" xlink:href="http://publib.boulder.ibm.com/infocenter/clresctr/vxrx/topic/com.ibm.cluster.gpfs.doc/gpfsbooks.html">http://publib.boulder.ibm.com/infocenter/clresctr/vxrx/topic/com.ibm.cluster.gpfs.doc/gpfsbooks.html</text:a></text:p>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XCAT 2 Rolling Update</dc:title>
    <meta:initial-creator>IBM_USER</meta:initial-creator>
    <meta:creation-date>2008-02-27T15:09:00</meta:creation-date>
    <dc:date>2010-11-17T19:57:26.21</dc:date>
    <meta:print-date>2008-06-16T08:25:03</meta:print-date>
    <meta:editing-cycles>291</meta:editing-cycles>
    <meta:editing-duration>PT222H40M51S</meta:editing-duration>
    <meta:document-statistic meta:table-count="0" meta:image-count="0" meta:object-count="0" meta:page-count="18" meta:paragraph-count="308" meta:word-count="5931" meta:character-count="36529"/>
    <meta:user-defined meta:name="Info 1"/>
    <meta:user-defined meta:name="Info 2"/>
    <meta:user-defined meta:name="Info 3"/>
    <meta:user-defined meta:name="Info 4"/>
  </office:meta>
</office:document-meta>
</file>